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2.034cm"/>
      <style:paragraph-properties style:writing-mode="lr-tb"/>
    </style:style>
    <style:style style:name="gr3" style:family="graphic" style:parent-style-name="standard">
      <style:graphic-properties svg:stroke-opacity="0%" draw:fill="solid" draw:fill-color="#6495ed" draw:opacity="50%" draw:textarea-vertical-align="middle" draw:auto-grow-height="false" fo:min-height="6.979cm" fo:min-width="6.73cm"/>
    </style:style>
    <style:style style:name="gr4" style:family="graphic" style:parent-style-name="standard">
      <style:graphic-properties svg:stroke-opacity="0%" draw:opacity="50%" draw:textarea-vertical-align="middle" draw:auto-grow-height="false" fo:min-height="7.443cm" fo:min-width="6.872cm"/>
    </style:style>
    <style:style style:name="gr5" style:family="graphic" style:parent-style-name="standard">
      <style:graphic-properties draw:stroke="none" svg:stroke-color="#000000" draw:fill="none" draw:fill-color="#ffffff" fo:min-height="2.03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>
      <loext:graphic-properties draw:fill="solid" draw:fill-color="#6495ed" draw:opacity="50%"/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T1" style:family="text">
      <style:text-properties fo:color="#3465a4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34cm" svg:y1="7.364cm" svg:x2="10.134cm" svg:y2="22.014cm">
          <text:p/>
        </draw:line>
        <draw:line draw:style-name="gr1" draw:text-style-name="P1" draw:layer="layout" svg:x1="1.573cm" svg:y1="14.784cm" svg:x2="18.886cm" svg:y2="14.784cm">
          <text:p/>
        </draw:line>
        <draw:frame draw:style-name="gr2" draw:text-style-name="P2" draw:layer="layout" svg:width="4.184cm" svg:height="2.284cm" svg:x="10.563cm" svg:y="7.212cm">
          <draw:text-box>
            <text:p><text:span text:style-name="T1">90°</text:span></text:p>
          </draw:text-box>
        </draw:frame>
        <draw:frame draw:style-name="gr2" draw:text-style-name="P2" draw:layer="layout" svg:width="4.186cm" svg:height="2.284cm" svg:x="10.515cm" svg:y="20.595cm">
          <draw:text-box>
            <text:p><text:span text:style-name="T1">270°</text:span></text:p>
          </draw:text-box>
        </draw:frame>
        <draw:custom-shape draw:style-name="gr3" draw:text-style-name="P3" draw:layer="layout" svg:width="7.23cm" svg:height="7.229cm" draw:transform="skewX (0.000174532925199433) rotate (-1.56468767441292) translate (13.725cm 11.147cm)">
          <text:p/>
          <draw:enhanced-geometry draw:glue-point-type="segments" draw:type="mso-spt100" draw:modifiers="-90 60.62146711275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4" draw:layer="layout" svg:width="7.371cm" svg:height="7.692cm" draw:transform="skewX (0.063704517697793) rotate (0.149923782746313) translate (9.22cm 10.531cm)">
          <text:p/>
          <draw:enhanced-geometry svg:viewBox="0 0 21600 21600" draw:mirror-horizontal="true" draw:text-areas="0 0 21600 21600" draw:type="circular-arrow" draw:modifiers="-174.444132915694 -85.8516310494777 9103.4218998549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4.184cm" svg:height="2.284cm" svg:x="1.519cm" svg:y="15.149cm">
          <draw:text-box>
            <text:p><text:span text:style-name="T1">180°</text:span></text:p>
          </draw:text-box>
        </draw:frame>
        <draw:frame draw:style-name="gr5" draw:text-style-name="P2" draw:layer="layout" svg:width="1.994cm" svg:height="2.285cm" svg:x="17.721cm" svg:y="14.854cm">
          <draw:text-box>
            <text:p><text:span text:style-name="T1">0°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08:39:56.454637511</meta:creation-date>
    <dc:date>2021-06-03T09:57:16.641930245</dc:date>
    <meta:editing-duration>PT17M52S</meta:editing-duration>
    <meta:editing-cycles>7</meta:editing-cycles>
    <meta:generator>LibreOffice/6.4.7.2$Linux_X86_64 LibreOffice_project/40$Build-2</meta:generator>
    <meta:document-statistic meta:object-count="8"/>
  </office:meta>
</office:document-meta>
</file>